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66056" calcext:value-type="float">
            <text:p>106.3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52" calcext:value-type="float">
            <text:p>106.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4472" calcext:value-type="float">
            <text:p>106.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32528" calcext:value-type="float">
            <text:p>106.3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9144" calcext:value-type="float">
            <text:p>106.6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37456" calcext:value-type="float">
            <text:p>106.1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73576" calcext:value-type="float">
            <text:p>105.5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932" calcext:value-type="float">
            <text:p>105.0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6648" calcext:value-type="float">
            <text:p>105.0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7296" calcext:value-type="float">
            <text:p>104.8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0576" calcext:value-type="float">
            <text:p>104.4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232" calcext:value-type="float">
            <text:p>102.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5376" calcext:value-type="float">
            <text:p>100.9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9456" calcext:value-type="float">
            <text:p>99.2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8608" calcext:value-type="float">
            <text:p>97.8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5608" calcext:value-type="float">
            <text:p>92.8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048" calcext:value-type="float">
            <text:p>95.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548" calcext:value-type="float">
            <text:p>93.3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5464" calcext:value-type="float">
            <text:p>92.4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7808" calcext:value-type="float">
            <text:p>91.4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3416" calcext:value-type="float">
            <text:p>89.0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0792" calcext:value-type="float">
            <text:p>87.8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3888" calcext:value-type="float">
            <text:p>86.7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9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2136" calcext:value-type="float">
            <text:p>82.6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6816" calcext:value-type="float">
            <text:p>81.9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3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7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